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paragraph-rsid="00212152" style:font-weight-asian="bold" style:font-weight-complex="bold"/>
    </style:style>
    <style:style style:name="P3" style:family="paragraph" style:parent-style-name="Text_20_body">
      <style:text-properties fo:font-weight="bold" officeooo:rsid="0023c4d4" officeooo:paragraph-rsid="0023c4d4" style:font-weight-asian="bold" style:font-weight-complex="bold"/>
    </style:style>
    <style:style style:name="P4" style:family="paragraph" style:parent-style-name="Text_20_body">
      <style:text-properties officeooo:paragraph-rsid="00212152"/>
    </style:style>
    <style:style style:name="P5" style:family="paragraph" style:parent-style-name="Text_20_body">
      <style:text-properties officeooo:rsid="0023b503" officeooo:paragraph-rsid="0023b503"/>
    </style:style>
    <style:style style:name="P6" style:family="paragraph" style:parent-style-name="Text_20_body">
      <style:text-properties style:text-underline-style="none" fo:font-weight="normal" officeooo:rsid="00250b3c" officeooo:paragraph-rsid="00250b3c" style:font-weight-asian="normal" style:font-weight-complex="normal"/>
    </style:style>
    <style:style style:name="P7" style:family="paragraph" style:parent-style-name="Text_20_body">
      <style:text-properties style:text-underline-style="none" fo:font-weight="bold" officeooo:rsid="00250b3c" officeooo:paragraph-rsid="00250b3c" style:font-weight-asian="bold" style:font-weight-complex="bold"/>
    </style:style>
    <style:style style:name="P8" style:family="paragraph" style:parent-style-name="Text_20_body">
      <style:text-properties style:text-underline-style="none" fo:font-weight="bold" officeooo:rsid="00250b3c" officeooo:paragraph-rsid="0027ccd1" style:font-weight-asian="bold" style:font-weight-complex="bold"/>
    </style:style>
    <style:style style:name="P9" style:family="paragraph" style:parent-style-name="Text_20_body">
      <style:text-properties style:text-underline-style="none" fo:font-weight="bold" officeooo:rsid="00250b3c" officeooo:paragraph-rsid="002f6616" style:font-weight-asian="bold" style:font-weight-complex="bold"/>
    </style:style>
    <style:style style:name="P10" style:family="paragraph" style:parent-style-name="Text_20_body">
      <style:text-properties style:text-underline-style="none" fo:font-weight="bold" officeooo:rsid="0029b018" officeooo:paragraph-rsid="0029b018" style:font-weight-asian="bold" style:font-weight-complex="bold"/>
    </style:style>
    <style:style style:name="P11" style:family="paragraph" style:parent-style-name="Text_20_body">
      <style:text-properties style:text-underline-style="none" fo:font-weight="bold" officeooo:rsid="002f6616" officeooo:paragraph-rsid="002f6616" style:font-weight-asian="bold" style:font-weight-complex="bold"/>
    </style:style>
    <style:style style:name="P12" style:family="paragraph" style:parent-style-name="Heading_20_4">
      <style:text-properties style:text-underline-style="none" fo:font-weight="bold" officeooo:rsid="00250b3c" officeooo:paragraph-rsid="00250b3c" style:font-weight-asian="bold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>
      <style:text-properties style:text-underline-style="none" fo:font-weight="bold" officeooo:rsid="00250b3c" officeooo:paragraph-rsid="00250b3c" style:font-weight-asian="bold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P24" style:family="paragraph" style:parent-style-name="Text_20_body" style:list-style-name="L6"/>
    <style:style style:name="P25" style:family="paragraph" style:parent-style-name="Text_20_body" style:list-style-name="L6">
      <style:paragraph-properties fo:margin-top="0cm" fo:margin-bottom="0cm" style:contextual-spacing="false"/>
    </style:style>
    <style:style style:name="P26" style:family="paragraph" style:parent-style-name="Text_20_body" style:list-style-name="L7"/>
    <style:style style:name="P27" style:family="paragraph" style:parent-style-name="Text_20_body" style:list-style-name="L7">
      <style:paragraph-properties fo:margin-top="0cm" fo:margin-bottom="0cm" style:contextual-spacing="false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250b3c" officeooo:paragraph-rsid="00250b3c" style:font-weight-asian="bold" style:font-weight-complex="bold"/>
    </style:style>
    <style:style style:name="T1" style:family="text">
      <style:text-properties officeooo:rsid="0021215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2152" style:font-weight-asian="normal" style:font-weight-complex="normal"/>
    </style:style>
    <style:style style:name="T4" style:family="text">
      <style:text-properties fo:font-weight="normal" officeooo:rsid="0027ccd1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c4d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OLETÍN DE EJERCICIOS – UD7.</text:p>
      <text:p text:style-name="Text_20_body"/>
      <text:p text:style-name="P1">1. Indica cuál es la diferencia entre los siguientes términos: usabilidad, UX y UI.</text:p>
      <text:p text:style-name="P4"><text:span text:style-name="Strong_20_Emphasis"><text:span text:style-name="T1">Usabilidad </text:span></text:span><text:span text:style-name="Strong_20_Emphasis"><text:span text:style-name="T3">se refiere a q</text:span></text:span><text:span text:style-name="T3">ue tan fácil es usar un producto la </text:span><text:span text:style-name="Strong_20_Emphasis">UX</text:span><text:span text:style-name="Strong_20_Emphasis"><text:span text:style-name="T2"> </text:span></text:span><text:span text:style-name="Strong_20_Emphasis"><text:span text:style-name="T3">es</text:span></text:span><text:span text:style-name="T2"> </text:span>experiencia completa del usuario al interactuar con un producto o servicio <text:span text:style-name="Strong_20_Emphasis">U</text:span><text:span text:style-name="Strong_20_Emphasis"><text:span text:style-name="T1">I</text:span></text:span><text:span text:style-name="T2"> </text:span><text:span text:style-name="T3">es la</text:span><text:span text:style-name="T2"> </text:span>apariencia y disposición visual de los elementos con los que el usuario interactúa.</text:p>
      <text:p text:style-name="P4"/>
      <text:p text:style-name="P2">2. Indica cuáles son las principales diversidades de los usuarios, así como los</text:p>
      <text:p text:style-name="P4"><text:span text:style-name="T5">diferentes tipos de usuarios que hemos visto en clase</text:span>.</text:p>
      <text:p text:style-name="P5">Las distintas diversidades de los usuarios son : Los de capacidades cognitivas y perceptivas , <text:span text:style-name="T6">culturales, discapacidades y tecnologicas.</text:span></text:p>
      <text:p text:style-name="P3">Tipos de usuarios → </text:p>
      <text:p text:style-name="P6">Usuario ánonimo : </text:p>
      <text:p text:style-name="P6">Es aquel que navega por la web sin identificarse.</text:p>
      <text:p text:style-name="P6"/>
      <text:p text:style-name="P6">Usuario final registrado :</text:p>
      <text:p text:style-name="P6">Es el usuario registrado en un sitio web.</text:p>
      <text:p text:style-name="P6"/>
      <text:p text:style-name="P6">Usuario beta tester :</text:p>
      <text:p text:style-name="P6">Es un perfil de usuario tester que se crea en el desarrollo de la pagina.</text:p>
      <text:p text:style-name="P6"/>
      <text:p text:style-name="P7">3. Busca en internet lo siguiente:</text:p>
      <text:p text:style-name="P7">a) Un sitio web que tenga una buena navegabilidad. Esto es, cumple con los</text:p>
      <text:p text:style-name="P7">cuatro puntos descritos en el apartado 4. Razona el por qué tiene una buena</text:p>
      <text:p text:style-name="P7">navegabilidad.</text:p>
      <text:p text:style-name="P7"><text:span text:style-name="Strong_20_Emphasis"><text:span text:style-name="T4">Un sitio web que cumple estos principios es </text:span></text:span><text:span text:style-name="Strong_20_Emphasis"><text:span text:style-name="T2">Amazon</text:span></text:span><text:span text:style-name="T2">:</text:span></text:p>
      <text:list xml:id="list4048993489" text:style-name="L1">
        <text:list-item>
          <text:p text:style-name="P14">Su barra de navegación principal permite acceso inmediato a categorías y productos.</text:p>
        </text:list-item>
        <text:list-item>
          <text:p text:style-name="P14">La estructura y diseño son consistentes en todas sus páginas.</text:p>
        </text:list-item>
        <text:list-item>
          <text:p text:style-name="P14">Los elementos de búsqueda y filtros están siempre visibles, asegurando persistencia en la experiencia.</text:p>
        </text:list-item>
        <text:list-item>
          <text:p text:style-name="P13">La navegación es intuitiva con etiquetas claras y una interfaz sencilla de entender.</text:p>
        </text:list-item>
      </text:list>
      <text:p text:style-name="P7"/>
      <text:p text:style-name="P7"/>
      <text:p text:style-name="P8"><text:soft-page-break/></text:p>
      <text:p text:style-name="P8">b) Un sitio web que cumpla con las pautas generales de usabilidad descritas en</text:p>
      <text:p text:style-name="P7">el punto 5 de la unidad. Razona por qué.</text:p>
      <text:p text:style-name="P10"/>
      <text:p text:style-name="P7">c) Un sitio web que NO cumpla con las pautas generales de usabilidad descritas</text:p>
      <text:p text:style-name="P7">en el punto 5 de la unidad. Razona por qué.</text:p>
      <text:p text:style-name="P6"/>
      <text:p text:style-name="P6"/>
      <text:p text:style-name="P7"/>
      <text:p text:style-name="P7"/>
      <text:p text:style-name="P7">4. Analiza la usabilidad y navegabilidad de la página web de la marca Apple</text:p>
      <text:p text:style-name="P7">(https://www.apple.com/es/). Para ello debes analizar cada uno de los puntos que se</text:p>
      <text:p text:style-name="P7">indican en las pautas de usabilidad (puntos 4 y 5 de los apuntes). Pon ejemplos</text:p>
      <text:p text:style-name="P7">concret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8. Analiza la usabilidad de la página web https://www.gatesnfences.com/ para los</text:p>
      <text:p text:style-name="P7">siguientes elementos. Para ello deberás razonar, mediante ejemplos concretos, cada</text:p>
      <text:p text:style-name="P7">uno de los puntos que se describen en el apartado 6 de los apuntes de clase.</text:p>
      <text:h text:style-name="P12" text:outline-level="4"><text:span text:style-name="Strong_20_Emphasis">a) Textos</text:span></text:h>
      <text:list xml:id="list3705055992" text:style-name="L2">
        <text:list-item>
          <text:p text:style-name="P17"><text:span text:style-name="Strong_20_Emphasis">Claridad y legibilidad:</text:span> La página presenta una gran cantidad de texto con fuentes pequeñas y un contraste de colores bajo en algunos apartados, lo que dificulta la lectura.</text:p>
        </text:list-item>
        <text:list-item>
          <text:p text:style-name="P17"><text:span text:style-name="Strong_20_Emphasis">Jerarquía de la información:</text:span> No hay una clara diferenciación entre títulos, subtítulos y contenido, lo que complica la exploración visual.</text:p>
        </text:list-item>
        <text:list-item>
          <text:p text:style-name="P16"><text:span text:style-name="Strong_20_Emphasis">Uso de enlaces descriptivos:</text:span> Se encuentran varios enlaces genéricos como "Click here", lo que no es recomendable.</text:p>
        </text:list-item>
      </text:list>
      <text:h text:style-name="Heading_20_4" text:outline-level="4"><text:span text:style-name="Strong_20_Emphasis">b) Formularios</text:span></text:h>
      <text:list xml:id="list831695996" text:style-name="L3">
        <text:list-item>
          <text:p text:style-name="P19"><text:span text:style-name="Strong_20_Emphasis">Diseño y organización:</text:span> Los formularios parecen poco optimizados, con muchos campos que podrían simplificarse.</text:p>
        </text:list-item>
        <text:list-item>
          <text:p text:style-name="P19"><text:span text:style-name="Strong_20_Emphasis">Validación en tiempo real:</text:span> No hay una validación clara en los formularios, lo que puede generar frustración si los usuarios cometen errores al llenar la información.</text:p>
        </text:list-item>
        <text:list-item>
          <text:p text:style-name="P18"><text:span text:style-name="Strong_20_Emphasis">Botón de envío:</text:span> No está bien destacado ni proporciona un mensaje de confirmación claro después de enviar la información.</text:p>
        </text:list-item>
      </text:list>
      <text:h text:style-name="Heading_20_4" text:outline-level="4"><text:span text:style-name="Strong_20_Emphasis">c) Imágenes</text:span></text:h>
      <text:list xml:id="list2780096098" text:style-name="L4">
        <text:list-item>
          <text:p text:style-name="P21"><text:span text:style-name="Strong_20_Emphasis">Tamaño y calidad:</text:span> Muchas imágenes parecen de baja calidad o pixeladas.</text:p>
        </text:list-item>
        <text:list-item>
          <text:p text:style-name="P21"><text:span text:style-name="Strong_20_Emphasis">Etiquetas ALT:</text:span> No está claro si todas las imágenes tienen descripciones accesibles para usuarios con discapacidades visuales.</text:p>
        </text:list-item>
        <text:list-item>
          <text:p text:style-name="P20"><text:span text:style-name="Strong_20_Emphasis">Relevancia:</text:span> Algunas imágenes parecen más decorativas que informativas, lo que no contribuye a la experiencia del usuario.</text:p>
        </text:list-item>
      </text:list>
      <text:h text:style-name="Heading_20_4" text:outline-level="4"><text:span text:style-name="Strong_20_Emphasis">d) Espaciado de los elementos</text:span></text:h>
      <text:list xml:id="list3475940998" text:style-name="L5">
        <text:list-item>
          <text:p text:style-name="P23"><text:span text:style-name="Strong_20_Emphasis">Saturación visual:</text:span> La página está muy cargada de texto e imágenes sin suficiente espaciado entre elementos, lo que genera una experiencia caótica.</text:p>
        </text:list-item>
        <text:list-item>
          <text:p text:style-name="P22"><text:span text:style-name="Strong_20_Emphasis">Legibilidad:</text:span> La falta de espacio entre párrafos y elementos hace que la navegación sea más difícil.</text:p>
        </text:list-item>
      </text:list>
      <text:h text:style-name="Heading_20_4" text:outline-level="4"><text:span text:style-name="Strong_20_Emphasis">e) Navegación</text:span></text:h>
      <text:list xml:id="list777709946" text:style-name="L6">
        <text:list-item>
          <text:p text:style-name="P25"><text:span text:style-name="Strong_20_Emphasis">Menú de navegación:</text:span> Parece poco intuitivo, con demasiados enlaces en un solo nivel, lo que dificulta encontrar secciones específicas.</text:p>
        </text:list-item>
        <text:list-item>
          <text:p text:style-name="P25"><text:span text:style-name="Strong_20_Emphasis">Migas de pan:</text:span> No se observa un sistema de breadcrumbs que ayude a los usuarios a ubicarse dentro del sitio.</text:p>
        </text:list-item>
        <text:list-item>
          <text:p text:style-name="P24"><text:span text:style-name="Strong_20_Emphasis">Menú fijo:</text:span> No hay un menú flotante que permita volver rápidamente a otras secciones sin hacer mucho scroll.</text:p>
        </text:list-item>
      </text:list>
      <text:h text:style-name="Heading_20_4" text:outline-level="4"><text:soft-page-break/><text:span text:style-name="Strong_20_Emphasis">f) Vínculos o enlaces</text:span></text:h>
      <text:list xml:id="list916381671" text:style-name="L7">
        <text:list-item>
          <text:p text:style-name="P27"><text:span text:style-name="Strong_20_Emphasis">Distingibilidad:</text:span> No todos los enlaces están bien diferenciados del texto normal, lo que puede hacer que los usuarios no los identifiquen fácilmente.</text:p>
        </text:list-item>
        <text:list-item>
          <text:p text:style-name="P27"><text:span text:style-name="Strong_20_Emphasis">Vínculos rotos:</text:span> Hay algunos enlaces que llevan a páginas de error o que parecen no estar bien configurados.</text:p>
        </text:list-item>
        <text:list-item>
          <text:p text:style-name="P26"><text:span text:style-name="Strong_20_Emphasis">Coherencia en el uso de enlaces:</text:span> Algunos enlaces abren en nuevas pestañas sin indicarlo previamente, lo que puede ser confuso para los usuarios.</text:p>
        </text:list-item>
      </text:list>
      <text:p text:style-name="P28"/>
      <text:p text:style-name="P7"/>
      <text:p text:style-name="P7"/>
      <text:p text:style-name="P7">10. Responde a las siguientes cuestiones:</text:p>
      <text:p text:style-name="P7"/>
      <text:p text:style-name="P7">a) ¿Consideras que es mejor el método por inspección, al llevarse a cabo por</text:p>
      <text:p text:style-name="P7">expertos profesionales en usabilidad? O, por el contrario, ¿consideras que el</text:p>
      <text:p text:style-name="P7">método de testeo con usuarios es más efectivo, puesto que se lleva a cabo</text:p>
      <text:p text:style-name="P7">sobre los receptores directos de un sitio web? Razona tu respuesta.</text:p>
      <text:p text:style-name="P7"/>
      <text:p text:style-name="P7">b) De todos los tipos del método de testeo con usuarios que hemos visto, ¿cuál</text:p>
      <text:p text:style-name="P7">de ellos te parece el más importante? ¿se podrían implementar varios a la vez</text:p>
      <text:p text:style-name="P7">o son excluyente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0:10:45.939898466</meta:creation-date>
    <dc:date>2025-02-11T14:28:35.650831869</dc:date>
    <meta:editing-duration>PT1H12M2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4" meta:paragraph-count="64" meta:word-count="819" meta:character-count="4914" meta:non-whitespace-character-count="4177"/>
  </office:meta>
</office:document-meta>
</file>